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>
        <style:tab-stops>
          <style:tab-stop style:position="7.918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3.168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4.729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GoBack"/></text:p>
      <text:p text:style-name="Title"><text:tab/></text:p>
      <text:p text:style-name="Standard">Nom <text:s/>tithus</text:p>
      <text:p text:style-name="Standard">Sexe <text:s/>male</text:p>
      <text:p text:style-name="Standard">Date de naissance <text:s/>02/04/18</text:p>
      <text:p text:style-name="Standard">Couleur robe <text:s text:c="2"/>bleu</text:p>
      <text:p text:style-name="P2">Couleur yeux <text:tab/>vert </text:p>
      <text:p text:style-name="P2">Signes particuliers <text:s text:c="3"/>nudité parfaite </text:p>
      <text:p text:style-name="P3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B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B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Car" style:display-name="Titre C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Delmotte</meta:initial-creator>
    <dc:creator>jennifer derison</dc:creator>
    <meta:editing-cycles>2</meta:editing-cycles>
    <meta:creation-date>2018-11-22T15:44:00</meta:creation-date>
    <dc:date>2018-12-04T16:50:20.12</dc:date>
    <meta:editing-duration>PT4S</meta:editing-duration>
    <meta:generator>OpenOffice/4.1.5$Win32 OpenOffice.org_project/415m1$Build-9789</meta:generator>
    <meta:document-statistic meta:table-count="0" meta:image-count="0" meta:object-count="0" meta:page-count="1" meta:paragraph-count="8" meta:word-count="18" meta:character-count="1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